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TableStyleLight1">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4" style:family="table-cell" style:parent-style-name="Excel_20_Built-in_20_Normal">
      <style:text-properties style:font-name="Courier New"/>
    </style:style>
    <style:style style:name="ce5" style:family="table-cell" style:parent-style-name="TableStyleLight1" style:data-style-name="N12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6" style:family="table-cell" style:parent-style-name="Excel_20_Built-in_20_Normal" style:data-style-name="N8037">
      <style:text-properties style:font-name="Courier New"/>
    </style:style>
    <style:style style:name="ce7" style:family="table-cell" style:parent-style-name="Default">
      <style:text-properties style:font-name="Courier Ne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4"/>
        <table:table-column table:style-name="co4" table:default-cell-style-name="ce6"/>
        <table:table-column table:style-name="co6" table:default-cell-style-name="ce4"/>
        <table:table-column table:style-name="co3" table:number-columns-repeated="1014" table:default-cell-style-name="ce4"/>
        <table:table-column table:style-name="co3" table:number-columns-repeated="4" table:default-cell-style-name="ce7"/>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5"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5"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5"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5"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5"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5"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UserSearchTitle</text:p>
          </table:table-cell>
          <table:table-cell table:style-name="ce2" office:value-type="string">
            <text:p>Αναζήτηση Χρηστών</text:p>
          </table:table-cell>
          <table:table-cell table:style-name="ce2" office:value-type="string">
            <text:p>UserSearchTitle</text:p>
          </table:table-cell>
          <table:table-cell table:style-name="ce2" office:value-type="string">
            <text:p>Search Users</text:p>
          </table:table-cell>
          <table:table-cell table:style-name="ce5"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UserSearchTitle=Αναζήτηση Χρηστών">
            <text:p>UserSearchTitle=Αναζήτηση Χρηστών</text:p>
          </table:table-cell>
          <table:table-cell table:formula="of:=CONCATENATE([.C7];&quot;=&quot;;[.D7])" office:value-type="string" office:string-value="UserSearchTitle=Search Users">
            <text:p>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5"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5"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5"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5"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5"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5"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5"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5"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5"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5"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5"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5"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5"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5"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5"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5"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5"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5"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5"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5"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5"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5"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5"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5"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5"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5"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5"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5"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5"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5"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5"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5"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5"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5"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5"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5"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5"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5"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5"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5"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5"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5"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5"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5"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5"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5"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5"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5"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5"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5"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5"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5"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5"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5"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5"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5"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5"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5"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5"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5"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5"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5"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5"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5"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5"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5"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5"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5"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5"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5"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5"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5"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5"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5"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5"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5"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5"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5"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5"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5"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5"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5"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5"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number-columns-repeated="2" table:style-name="ce2" office:value-type="string">
            <text:p>Error</text:p>
          </table:table-cell>
          <table:table-cell table:style-name="ce5"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5"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5"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5"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5"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5"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5"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5"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5"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5"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5"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5"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5"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5"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5"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5"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5"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5"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5"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5"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5"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5"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5"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5"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5"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5"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5"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5"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5"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5"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5"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5"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5"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5"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5"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5"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5"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5"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5"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5"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5"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5"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5"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5"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5"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5"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5"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5"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5"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5"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5"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5"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5"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5"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5"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5"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5"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5"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5"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5"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5"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5"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5"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5"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5"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5"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5"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5"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5"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5"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5"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5"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5"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5"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5"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5"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5"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5"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5"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5"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5"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5"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5"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5"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5"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5"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5"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5"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5"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5"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5"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5"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5"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5"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5"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5"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5"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5"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5"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5"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5"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5"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5"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5"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5"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Main</text:p>
          </table:table-cell>
          <table:table-cell table:style-name="ce5" office:value-type="date" office:date-value="2014-01-30">
            <text:p>30/01/14</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Main">
            <text:p>HomeTitle=Main</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5"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5"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5"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5"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5"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5"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5"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5"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5"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5"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5"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5"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5"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5"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5"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5"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5"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5"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5"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5"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5"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5"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5"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5"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5"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5"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5"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5"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5"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5"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3" office:value-type="string">
            <text:p>menu_searchusers</text:p>
          </table:table-cell>
          <table:table-cell table:style-name="ce2" office:value-type="string">
            <text:p>Αναζήτηση Χρηστών</text:p>
          </table:table-cell>
          <table:table-cell table:style-name="ce3" office:value-type="string">
            <text:p>menu_searchusers</text:p>
          </table:table-cell>
          <table:table-cell table:style-name="ce2" office:value-type="string">
            <text:p>Search Users</text:p>
          </table:table-cell>
          <table:table-cell table:style-name="ce5"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menu_searchusers=Αναζήτηση Χρηστών">
            <text:p>menu_searchusers=Αναζήτηση Χρηστών</text:p>
          </table:table-cell>
          <table:table-cell table:formula="of:=CONCATENATE([.C251];&quot;=&quot;;[.D251])" office:value-type="string" office:string-value="menu_searchusers=Search Users">
            <text:p>menu_search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5"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5"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5" office:value-type="date" office:date-value="2014-01-30">
            <text:p>30/01/14</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Main">
            <text:p>menu_home=Main</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5"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5"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5"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5"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5"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5"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5"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5"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5"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5"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5"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5"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5"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5"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5"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5"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5"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5"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5"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5"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5"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5"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5"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5"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5"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5"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5"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5"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5"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5"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5"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5"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5"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5"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5"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5"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5"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5"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5"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5"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5"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5"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5"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5"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5"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5"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5"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5"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5"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5"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5"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5"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5"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5"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5"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5"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5"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5"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5"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5"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5"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5"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5"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5"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5"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5"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5"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5"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5"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5"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5"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5"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5"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5"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5"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5"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5"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5"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5"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5"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5"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5"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5"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5"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5"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5"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5"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5"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5"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Προέδρου για Σύγκληση της Επιτροπής για επιλογή</text:p>
          </table:table-cell>
          <table:table-cell table:style-name="ce2" office:value-type="string">
            <text:p>ProsklisiKosmitoraFile</text:p>
          </table:table-cell>
          <table:table-cell table:style-name="ce2" office:value-type="string">
            <text:p>President's invitation for convocation of the Committee</text:p>
          </table:table-cell>
          <table:table-cell table:style-name="ce5" office:value-type="date" office:date-value="2014-01-30">
            <text:p>3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Προέδρου για Σύγκληση της Επιτροπής για επιλογή">
            <text:p>ProsklisiKosmitoraFile=Πρόσκληση Προέδρου για Σύγκληση της Επιτροπής για επιλογή</text:p>
          </table:table-cell>
          <table:table-cell table:formula="of:=CONCATENATE([.C344];&quot;=&quot;;[.D344])" office:value-type="string" office:string-value="ProsklisiKosmitoraFile=President's invitation for convocation of the Committee">
            <text:p>ProsklisiKosmitoraFile=President'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5"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5"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5"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5"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5"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5"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5"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5"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5"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5"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5"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5"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5"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5"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5" office:value-type="date" office:date-value="2014-01-30">
            <text:p>30/01/14</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έ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5"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5"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5"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5"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οικείου φορέα</text:p>
          </table:table-cell>
          <table:table-cell table:style-name="ce2" office:value-type="string">
            <text:p>ShibbolethFields</text:p>
          </table:table-cell>
          <table:table-cell table:style-name="ce2" office:value-type="string">
            <text:p>Fields specified from your home organization</text:p>
          </table:table-cell>
          <table:table-cell table:style-name="ce5" office:value-type="date" office:date-value="2014-01-30">
            <text:p>30/01/14</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οικείου φορέα">
            <text:p>ShibbolethFields=Πεδία που επεστράφησαν από τον Κατάλογο του οικείου φορέα</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5"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5"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5"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5"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5"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5"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5"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5"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5"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5" office:value-type="date" office:date-value="2014-01-30">
            <text:p>30/01/14</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5"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5"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5"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5"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5"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5"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5"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5"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5"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5"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5"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5"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5"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5"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5"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5"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5"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5"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5"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5"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5"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5"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5"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5"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5"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5"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5"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5"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5"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5"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5"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5"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5"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5"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5"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5"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5"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5"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5"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5"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5"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5"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5"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5"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5"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5"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5"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5"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5"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5"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5"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5"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5"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5"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5"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5"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5"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5"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5"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5"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5"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5"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5"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5"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5"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5"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5"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5"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5"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5"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5"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5"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Αναφοράς στο Γραφείο Αρωγής</text:p>
          </table:table-cell>
          <table:table-cell table:style-name="ce2" office:value-type="string">
            <text:p>OpenIssue</text:p>
          </table:table-cell>
          <table:table-cell table:style-name="ce2" office:value-type="string">
            <text:p>Send Report to the Helpdesk</text:p>
          </table:table-cell>
          <table:table-cell table:style-name="ce5" office:value-type="date" office:date-value="2014-01-30">
            <text:p>30/01/14</text:p>
          </table:table-cell>
          <table:table-cell table:formula="of:=IF([.A451]=[.C451];&quot;OK&quot;;&quot;ERROR&quot;)" office:value-type="string" office:string-value="OK">
            <text:p>OK</text:p>
          </table:table-cell>
          <table:table-cell table:formula="of:=CONCATENATE([.A451];&quot;=&quot;;[.B451])" office:value-type="string" office:string-value="OpenIssue=Αποστολή Αναφοράς στο Γραφείο Αρωγής">
            <text:p>OpenIssue=Αποστολή Αναφοράς στο Γραφείο Αρωγής</text:p>
          </table:table-cell>
          <table:table-cell table:formula="of:=CONCATENATE([.C451];&quot;=&quot;;[.D451])" office:value-type="string" office:string-value="OpenIssue=Send Report to the Helpdesk">
            <text:p>OpenIssue=Send Report to the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5"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5"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5"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5"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5"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5"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5"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5"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5"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5"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5"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5"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5"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5"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service.apella.grnet.gr/apella.html#issues"&gt;Helpdesk&lt;/a&gt;.</text:p>
          </table:table-cell>
          <table:table-cell table:style-name="ce5" office:value-type="date" office:date-value="2014-01-30">
            <text:p>3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service.apella.grnet.gr/apella.html#issues&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service.apella.grnet.gr/apella.html#issues&quot;&gt;Helpdesk&lt;/a&gt;.">
            <text:p>account_helpdesk_for_edit=In order to change some of the already filled data of your account or profile please contact the &lt;a href="https://service.apella.grnet.gr/apella.html#issues"&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5"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5"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5"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style-name="ce5" office:value-type="date" office:date-value="2014-01-30">
            <text:p>30/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As a domestic professor (rank A or B)  you should first use the link you received via e-mail to complete your registration and then select the connection with your home organization account.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5" office:value-type="date" office:date-value="2014-01-30">
            <text:p>30/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Main">
            <text:p>menu_home=Main</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Καθηγητές/Ερευνητές Ημεδαπής Α' και Β' βαθμίδας)</text:p>
          </table:table-cell>
          <table:table-cell table:style-name="ce2" office:value-type="string">
            <text:p>ShibbolethLogin</text:p>
          </table:table-cell>
          <table:table-cell table:style-name="ce2" office:value-type="string">
            <text:p>Home organization Login (domestic Professors/Researchers rank A' or B')</text:p>
          </table:table-cell>
          <table:table-cell table:style-name="ce5" office:value-type="date" office:date-value="2014-01-30">
            <text:p>30/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473];&quot;=&quot;;[.D473])" office:value-type="string" office:string-value="ShibbolethLogin=Home organization Login (domestic Professors/Researchers rank A' or B')">
            <text:p>ShibbolethLogin=Home organization Login (domestic Professors/Researchers rank A' or B')</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5"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5"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5"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5"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5"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5"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5"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5"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5"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5"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5"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5"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5"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5"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5"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5"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5"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5"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5"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5"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5"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5"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5"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5"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5"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5"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5"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5"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5" office:value-type="date" office:date-value="2014-01-30">
            <text:p>30/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4">
          <table:table-cell table:style-name="ce2" office:value-type="string">
            <text:p>JiraIssueSubmitSuccess</text:p>
          </table:table-cell>
          <table:table-cell table:style-name="ce2" office:value-type="string">
            <text:p>Η αναφορά απεστάλη με επιτυχία στο Γραφείο Αρωγής Χρηστών.</text:p>
          </table:table-cell>
          <table:table-cell table:style-name="ce2" office:value-type="string">
            <text:p>JiraIssueSubmitSuccess</text:p>
          </table:table-cell>
          <table:table-cell table:style-name="ce2" office:value-type="string">
            <text:p>The issue has been successsfully sent to the Helpdesk</text:p>
          </table:table-cell>
          <table:table-cell table:style-name="ce5" office:value-type="date" office:date-value="2014-01-30">
            <text:p>30/01/14</text:p>
          </table:table-cell>
          <table:table-cell table:formula="of:=IF([.A503]=[.C503];&quot;OK&quot;;&quot;ERROR&quot;)" office:value-type="string" office:string-value="OK">
            <text:p>OK</text:p>
          </table:table-cell>
          <table:table-cell table:formula="of:=CONCATENATE([.A503];&quot;=&quot;;[.B503])"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503];&quot;=&quot;;[.D503])" office:value-type="string" office:string-value="JiraIssueSubmitSuccess=The issue has been successsfully sent to the Helpdesk">
            <text:p>JiraIssueSubmitSuccess=The issue has been successsfully sent to the Helpdesk</text:p>
          </table:table-cell>
          <table:table-cell table:number-columns-repeated="1016"/>
        </table:table-row>
        <table:table-row table:style-name="ro4">
          <table:table-cell table:style-name="ce2" office:value-type="string">
            <text:p>GoToApellaPortalText</text:p>
          </table:table-cell>
          <table:table-cell table:style-name="ce2" office:value-type="string">
            <text:p>Επιστροφή στον ιστότοπο της υπηρεσίας <text:s/>&lt;a href="https://apella.minedu.gov.gr"&gt;Απέλλα&lt;/a&gt;</text:p>
          </table:table-cell>
          <table:table-cell table:style-name="ce2" office:value-type="string">
            <text:p>GoToApellaPortalText</text:p>
          </table:table-cell>
          <table:table-cell table:style-name="ce2" office:value-type="string">
            <text:p>Back to &lt;a href="https://apella.minedu.gov.gr"&gt;Apella&lt;/a&gt; website</text:p>
          </table:table-cell>
          <table:table-cell table:style-name="ce5" office:value-type="date" office:date-value="2014-01-30">
            <text:p>30/01/14</text:p>
          </table:table-cell>
          <table:table-cell table:formula="of:=IF([.A504]=[.C504];&quot;OK&quot;;&quot;ERROR&quot;)" office:value-type="string" office:string-value="OK">
            <text:p>OK</text:p>
          </table:table-cell>
          <table:table-cell table:formula="of:=CONCATENATE([.A504];&quot;=&quot;;[.B504])"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504];&quot;=&quot;;[.D504])" office:value-type="string" office:string-value="GoToApellaPortalText=Back to &lt;a href=&quot;https://apella.minedu.gov.gr&quot;&gt;Apella&lt;/a&gt; website">
            <text:p>GoToApellaPortalText=Back to &lt;a href="https://apella.minedu.gov.gr"&gt;Apella&lt;/a&gt; website</text:p>
          </table:table-cell>
          <table:table-cell table:number-columns-repeated="1016"/>
        </table:table-row>
        <table:table-row table:style-name="ro4">
          <table:table-cell table:style-name="ce2" office:value-type="string">
            <text:p>JiraIssuesContactHelpdesk</text:p>
          </table:table-cell>
          <table:table-cell table:style-name="ce2" office:value-type="string">
            <text:p>Μπορείτε να επικοινωνείτε με το Γραφείο Αρωγής Χρηστών τηλεφωνικά στο 210 7722022, (Δευτέρα-Παρασκευή, 09:00-17:00).</text:p>
          </table:table-cell>
          <table:table-cell table:style-name="ce2" office:value-type="string">
            <text:p>JiraIssuesContactHelpdesk</text:p>
          </table:table-cell>
          <table:table-cell table:style-name="ce2" office:value-type="string">
            <text:p>You may contact the Helpdesk by calling +30 210 7722022, (Monday-Friday, 09:00-17:00).</text:p>
          </table:table-cell>
          <table:table-cell table:style-name="ce5" office:value-type="date" office:date-value="2014-01-29">
            <text:p>29/01/14</text:p>
          </table:table-cell>
          <table:table-cell table:formula="of:=IF([.A505]=[.C505];&quot;OK&quot;;&quot;ERROR&quot;)" office:value-type="string" office:string-value="OK">
            <text:p>OK</text:p>
          </table:table-cell>
          <table:table-cell table:formula="of:=CONCATENATE([.A505];&quot;=&quot;;[.B505])"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505];&quot;=&quot;;[.D505])"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4">
          <table:table-cell office:value-type="string">
            <text:p>PositionManager</text:p>
          </table:table-cell>
          <table:table-cell office:value-type="string">
            <text:p>Υπεύθυνος Θέσης</text:p>
          </table:table-cell>
          <table:table-cell office:value-type="string">
            <text:p>PositionManager</text:p>
          </table:table-cell>
          <table:table-cell office:value-type="string">
            <text:p>Position Manager</text:p>
          </table:table-cell>
          <table:table-cell office:value-type="date" office:date-value="2014-01-03">
            <text:p>03/01/14</text:p>
          </table:table-cell>
          <table:table-cell table:formula="of:=IF([.A506]=[.C506];&quot;OK&quot;;&quot;ERROR&quot;)" office:value-type="string" office:string-value="OK">
            <text:p>OK</text:p>
          </table:table-cell>
          <table:table-cell table:formula="of:=CONCATENATE([.A506];&quot;=&quot;;[.B506])" office:value-type="string" office:string-value="PositionManager=Υπεύθυνος Θέσης">
            <text:p>PositionManager=Υπεύθυνος Θέσης</text:p>
          </table:table-cell>
          <table:table-cell table:formula="of:=CONCATENATE([.C506];&quot;=&quot;;[.D506])" office:value-type="string" office:string-value="PositionManager=Position Manager">
            <text:p>PositionManager=Position Manager</text:p>
          </table:table-cell>
          <table:table-cell table:number-columns-repeated="1016"/>
        </table:table-row>
        <table:table-row table:style-name="ro4">
          <table:table-cell office:value-type="string">
            <text:p>ReminderLoginEmail</text:p>
          </table:table-cell>
          <table:table-cell office:value-type="string">
            <text:p>Email Υπενθύμισης Εγγραφής</text:p>
          </table:table-cell>
          <table:table-cell office:value-type="string">
            <text:p>ReminderLoginEmail</text:p>
          </table:table-cell>
          <table:table-cell office:value-type="string">
            <text:p>Registration Reminder Email</text:p>
          </table:table-cell>
          <table:table-cell office:value-type="date" office:date-value="2014-02-11">
            <text:p>11/02/14</text:p>
          </table:table-cell>
          <table:table-cell table:formula="of:=IF([.A507]=[.C507];&quot;OK&quot;;&quot;ERROR&quot;)" office:value-type="string" office:string-value="OK">
            <text:p>OK</text:p>
          </table:table-cell>
          <table:table-cell table:formula="of:=CONCATENATE([.A507];&quot;=&quot;;[.B507])" office:value-type="string" office:string-value="ReminderLoginEmail=Email Υπενθύμισης Εγγραφής">
            <text:p>ReminderLoginEmail=Email Υπενθύμισης Εγγραφής</text:p>
          </table:table-cell>
          <table:table-cell table:formula="of:=CONCATENATE([.C507];&quot;=&quot;;[.D507])" office:value-type="string" office:string-value="ReminderLoginEmail=Registration Reminder Email">
            <text:p>ReminderLoginEmail=Registration Reminder Email</text:p>
          </table:table-cell>
          <table:table-cell table:number-columns-repeated="1016"/>
        </table:table-row>
        <table:table-row table:style-name="ro4">
          <table:table-cell office:value-type="string">
            <text:p>btn_resendReminderLoginEmail</text:p>
          </table:table-cell>
          <table:table-cell office:value-type="string">
            <text:p>Επαναποστολή e-mail υπενθύμισης εγγραφής</text:p>
          </table:table-cell>
          <table:table-cell office:value-type="string">
            <text:p>btn_resendReminderLoginEmail</text:p>
          </table:table-cell>
          <table:table-cell office:value-type="string">
            <text:p>Resend Registration Reminder Email</text:p>
          </table:table-cell>
          <table:table-cell office:value-type="date" office:date-value="2014-02-11">
            <text:p>11/02/14</text:p>
          </table:table-cell>
          <table:table-cell table:formula="of:=IF([.A508]=[.C508];&quot;OK&quot;;&quot;ERROR&quot;)" office:value-type="string" office:string-value="OK">
            <text:p>OK</text:p>
          </table:table-cell>
          <table:table-cell table:formula="of:=CONCATENATE([.A508];&quot;=&quot;;[.B508])" office:value-type="string" office:string-value="btn_resendReminderLoginEmail=Επαναποστολή e-mail υπενθύμισης εγγραφής">
            <text:p>btn_resendReminderLoginEmail=Επαναποστολή e-mail υπενθύμισης εγγραφής</text:p>
          </table:table-cell>
          <table:table-cell table:formula="of:=CONCATENATE([.C508];&quot;=&quot;;[.D508])" office:value-type="string" office:string-value="btn_resendReminderLoginEmail=Resend Registration Reminder Email">
            <text:p>btn_resendReminderLoginEmail=Resend Registration Reminder Email</text:p>
          </table:table-cell>
          <table:table-cell table:number-columns-repeated="1016"/>
        </table:table-row>
        <table:table-row table:style-name="ro4">
          <table:table-cell office:value-type="string">
            <text:p>btn_addSelected</text:p>
          </table:table-cell>
          <table:table-cell office:value-type="string">
            <text:p>Προσθήκη επιλεγμένων</text:p>
          </table:table-cell>
          <table:table-cell office:value-type="string">
            <text:p>btn_addSelected</text:p>
          </table:table-cell>
          <table:table-cell office:value-type="string">
            <text:p>Add Selected</text:p>
          </table:table-cell>
          <table:table-cell office:value-type="date" office:date-value="2014-02-17">
            <text:p>17/02/14</text:p>
          </table:table-cell>
          <table:table-cell table:formula="of:=IF([.A509]=[.C509];&quot;OK&quot;;&quot;ERROR&quot;)" office:value-type="string" office:string-value="OK">
            <text:p>OK</text:p>
          </table:table-cell>
          <table:table-cell table:formula="of:=CONCATENATE([.A509];&quot;=&quot;;[.B509])" office:value-type="string" office:string-value="btn_addSelected=Προσθήκη επιλεγμένων">
            <text:p>btn_addSelected=Προσθήκη επιλεγμένων</text:p>
          </table:table-cell>
          <table:table-cell table:formula="of:=CONCATENATE([.C509];&quot;=&quot;;[.D509])" office:value-type="string" office:string-value="btn_addSelected=Add Selected">
            <text:p>btn_addSelected=Add Selected</text:p>
          </table:table-cell>
          <table:table-cell table:number-columns-repeated="1016"/>
        </table:table-row>
        <table:table-row table:style-name="ro4" table:number-rows-repeated="1048066">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date-style style:name="N121">
      <number:day number:style="long"/>
      <number:text>/</number:text>
      <number:month number:style="long"/>
      <number:text>/</number:text>
      <number:year/>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7">02/17/2014</text:date>, <text:time>12:51:5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7T12:51:50</dc:date>
    <dc:creator>Angelos Lenis</dc:creator>
    <meta:generator>OpenOffice/4.0.1$Unix OpenOffice.org_project/401m5$Build-9714</meta:generator>
    <meta:editing-duration>PT7H30M42S</meta:editing-duration>
    <meta:editing-cycles>55</meta:editing-cycles>
    <meta:document-statistic meta:table-count="3" meta:cell-count="4543" meta:object-count="0"/>
    <meta:user-defined meta:name=""/>
  </office:meta>
</office:document-meta>
</file>